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4.482cm" fo:min-width="14.23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9cm" fo:min-width="4.199cm"/>
      <style:paragraph-properties style:writing-mode="lr-tb"/>
    </style:style>
    <style:style style:name="gr3" style:family="graphic" style:parent-style-name="standard">
      <style:graphic-properties draw:stroke="dash" draw:stroke-dash="Long_20_Dot" draw:fill="none" draw:textarea-horizontal-align="justify" draw:textarea-vertical-align="bottom" draw:auto-grow-height="false" fo:min-height="11.18cm" fo:min-width="5.08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1.659cm"/>
      <style:paragraph-properties style:writing-mode="lr-tb"/>
    </style:style>
    <style:style style:name="gr5" style:family="graphic" style:parent-style-name="standard">
      <style:graphic-properties draw:stroke="dash" draw:stroke-dash="Long_20_Dot" draw:fill="none" draw:textarea-horizontal-align="justify" draw:textarea-vertical-align="bottom" draw:auto-grow-height="false" fo:min-height="11.18cm" fo:min-width="6.485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417cm" fo:min-width="4.19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2.421cm"/>
      <style:paragraph-properties style:writing-mode="lr-tb"/>
    </style:style>
    <style:style style:name="gr8" style:family="graphic" style:parent-style-name="objectwithoutfill">
      <style:graphic-properties draw:marker-end="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401cm" fo:min-width="4.19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4.482cm" fo:min-width="2.548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167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324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3.31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7.267cm" fo:min-width="0.497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6.588cm" fo:min-width="0.517cm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1.626cm" fo:min-width="0.51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32cm" svg:height="14.732cm" svg:x="2.524cm" svg:y="2.016cm">
          <text:p text:style-name="P1">Ubuntu 20.04 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699cm" svg:height="2.54cm" svg:x="11.414cm" svg:y="5.277cm">
          <text:p text:style-name="P1">br0</text:p>
          <text:p text:style-name="P1"><text:span text:style-name="T1">192.168.0.X</text:span></text:p>
          <text:p text:style-name="P1"><text:span text:style-name="T1">2001:db8::01/3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1.43cm" draw:transform="rotate (-1.5707963267949) translate (16.748cm 3.245cm)">
          <text:p text:style-name="P1">default </text:p>
          <text:p text:style-name="P1">name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2.159cm" svg:height="0.889cm" svg:x="15.478cm" svg:y="5.064cm">
          <text:p text:style-name="P1"><text:span text:style-name="T2">enp2s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6.985cm" svg:height="11.43cm" draw:transform="rotate (-1.5707963267949) translate (16.748cm 9.214cm)">
          <text:p text:style-name="P1">myrouter </text:p>
          <text:p text:style-name="P1">name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699cm" svg:height="2.667cm" svg:x="11.414cm" svg:y="10.103cm">
          <text:p text:style-name="P1">br0</text:p>
          <text:p text:style-name="P5"><text:span text:style-name="T1">192.168.0.Y</text:span></text:p>
          <text:p text:style-name="P5"><text:span text:style-name="T1">2001:db8::02/3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2.921cm" svg:height="0.889cm" svg:x="8.747cm" svg:y="6.801cm">
          <text:p text:style-name="P1"><text:span text:style-name="T2">veth0-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" draw:id="id2" draw:layer="layout" svg:width="2.921cm" svg:height="0.889cm" svg:x="8.747cm" svg:y="10.357cm">
          <text:p text:style-name="P1"><text:span text:style-name="T2">veth0-g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svg:x1="8.747cm" svg:y1="7.245cm" svg:x2="8.747cm" svg:y2="10.801cm" draw:start-shape="id1" draw:start-glue-point="3" draw:end-shape="id2" draw:end-glue-point="3" svg:d="M8747 7245h-502v3556h502" svg:viewBox="0 0 503 3557">
          <text:p/>
        </draw:connector>
        <draw:frame draw:style-name="gr9" draw:text-style-name="P7" draw:layer="layout" svg:width="8.706cm" svg:height="1.673cm" svg:x="6.75cm" svg:y="14.54cm">
          <draw:text-box>
            <text:p text:style-name="P1">ipv4 default gw dev guestun0</text:p>
            <text:p text:style-name="P1">net.ipv4.ip_forward = 1</text:p>
          </draw:text-box>
        </draw:frame>
        <draw:custom-shape draw:style-name="gr10" draw:text-style-name="P4" draw:layer="layout" svg:width="4.699cm" svg:height="1.651cm" svg:x="11.414cm" svg:y="13.024cm">
          <text:p text:style-name="P1"><text:span text:style-name="T2">gu</text:span><text:span text:style-name="T2">es</text:span><text:span text:style-name="T2">tu</text:span><text:span text:style-name="T2">n0</text:span></text:p>
          <text:p text:style-name="P1"><text:span text:style-name="T1">(D</text:span><text:span text:style-name="T1">S-</text:span><text:span text:style-name="T1">Lit</text:span><text:span text:style-name="T1">e </text:span><text:span text:style-name="T1">B4</text:span></text:p>
          <text:p text:style-name="P1"><text:span text:style-name="T1">/</text:span><text:span text:style-name="T1">tun</text:span><text:span text:style-name="T1">nel </text:span><text:span text:style-name="T1">mo</text:span><text:span text:style-name="T1">de </text:span><text:span text:style-name="T1">ipi</text:span><text:span text:style-name="T1">p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8.249cm" svg:height="0.962cm" svg:x="7.35cm" svg:y="3.426cm">
          <draw:text-box>
            <text:p>ipv4 default gw 192.168.0.1</text:p>
          </draw:text-box>
        </draw:frame>
        <draw:custom-shape draw:style-name="gr11" draw:text-style-name="P8" xml:id="id4" draw:id="id4" draw:layer="layout" svg:width="3.048cm" svg:height="14.732cm" svg:x="18.399cm" svg:y="2.016cm">
          <text:p text:style-name="P1">Home</text:p>
          <text:p text:style-name="P1">Gateway</text:p>
          <text:p text:style-name="P1"><text:span text:style-name="T1">(with</text:span></text:p>
          <text:p text:style-name="P1"><text:span text:style-name="T1"><text:s/></text:span><text:span text:style-name="T1">ipv6 firewall)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7.637cm" svg:y1="5.508cm" svg:x2="18.399cm" svg:y2="9.382cm" draw:start-shape="id3" draw:start-glue-point="1" draw:end-shape="id4" draw:end-glue-point="3" svg:d="M17637 5508h381v3874h381" svg:viewBox="0 0 763 3875">
          <text:p/>
        </draw:connector>
        <draw:custom-shape draw:style-name="gr12" draw:text-style-name="P4" draw:layer="layout" svg:width="2.667cm" svg:height="1.27cm" svg:x="19.415cm" svg:y="4.683cm">
          <text:p text:style-name="P1"><text:span text:style-name="T2">pppoe</text:span></text:p>
          <text:p text:style-name="P1"><text:span text:style-name="T1">(203.0.113.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824cm" svg:height="1.143cm" svg:x="24.368cm" svg:y="13.065cm">
          <text:p text:style-name="P1"><text:span text:style-name="T2">DS-Lite AFTR</text:span></text:p>
          <text:p text:style-name="P1"><text:span text:style-name="T2">on trans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81cm" svg:height="1.397cm" svg:x="24.495cm" svg:y="4.683cm">
          <text:p text:style-name="P1"><text:span text:style-name="T2">pppoe GW</text:span></text:p>
          <text:p text:style-name="P1"><text:span text:style-name="T1">On your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.397cm" svg:height="10.541cm" svg:x="22.717cm" svg:y="4.17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9" draw:layer="layout" svg:width="1.016cm" svg:height="7.874cm" draw:transform="rotate (-1.5707963267949) translate (24.241cm 13.151cm)">
          <text:p/>
          <draw:enhanced-geometry svg:viewBox="0 0 88 21600" draw:glue-points="44 ?f6 44 0 0 10800 44 21600 88 10800" draw:text-areas="0 ?f6 88 ?f3" draw:type="can" draw:modifiers="853.0285714285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9" draw:layer="layout" svg:width="1.016cm" svg:height="2.159cm" draw:transform="rotate (-1.5707963267949) translate (24.341cm 4.81cm)">
          <text:p/>
          <draw:enhanced-geometry svg:viewBox="0 0 88 21600" draw:glue-points="44 ?f6 44 0 0 10800 44 21600 88 10800" draw:text-areas="0 ?f6 88 ?f3" draw:type="can" draw:modifiers="1898.042553191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0:05:29.734356289</meta:creation-date>
    <meta:editing-cycles>0</meta:editing-cycles>
    <meta:editing-duration>P0D</meta:editing-duration>
    <meta:generator>LibreOffice/6.4.4.2$Linux_X86_64 LibreOffice_project/40$Build-2</meta:generator>
    <meta:document-statistic meta:object-count="20"/>
  </office:meta>
</office:document-meta>
</file>